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9"/>
        <table:table-column table:style-name="co8" table:default-cell-style-name="ce10"/>
        <table:table-column table:style-name="co9" table:default-cell-style-name="ce9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/>
          <table:table-cell table:style-name="ce4" office:value-type="string" calcext:value-type="string" table:number-columns-spanned="4" table:number-rows-spanned="1">
            <text:p>Pesos Sinápticos Iniciais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Pesos Sinápticos Finais</text:p>
          </table:table-cell>
          <table:covered-table-cell table:number-columns-repeated="3" table:style-name="ce11"/>
          <table:table-cell table:style-name="ce7" office:value-type="string" calcext:value-type="string" table:number-columns-spanned="1" table:number-rows-spanned="2">
            <text:p>Número de Épocas</text:p>
          </table:table-cell>
          <table:table-cell table:style-name="ce7" office:value-type="string" calcext:value-type="string" table:number-columns-spanned="1" table:number-rows-spanned="2">
            <text:p>QTD erros última época</text:p>
          </table:table-cell>
          <table:table-cell table:style-name="ce7" office:value-type="string" calcext:value-type="string" table:number-columns-spanned="1" table:number-rows-spanned="2">
            <text:p>Taxa de Aprendizado</text:p>
          </table:table-cell>
        </table:table-row>
        <table:table-row table:style-name="ro1">
          <table:table-cell/>
          <table:table-cell table:style-name="ce11" office:value-type="string" calcext:value-type="string">
            <text:p>Tentativa</text:p>
          </table:table-cell>
          <table:table-cell table:style-name="ce11" office:value-type="string" calcext:value-type="string">
            <text:p>Bias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Bias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covered-table-cell table:number-columns-repeated="2" table:style-name="ce8"/>
          <table:covered-table-cell table:style-name="ce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9003155" calcext:value-type="float">
            <text:p>0,990032</text:p>
          </table:table-cell>
          <table:table-cell office:value-type="float" office:value="0.69470888" calcext:value-type="float">
            <text:p>0,694709</text:p>
          </table:table-cell>
          <table:table-cell office:value-type="float" office:value="0.01770541" calcext:value-type="float">
            <text:p>0,017705</text:p>
          </table:table-cell>
          <table:table-cell office:value-type="float" office:value="0.00501339" calcext:value-type="float">
            <text:p>0,005013</text:p>
          </table:table-cell>
          <table:table-cell office:value-type="float" office:value="14.1900315496915" calcext:value-type="float">
            <text:p>14,190032</text:p>
          </table:table-cell>
          <table:table-cell office:value-type="float" office:value="8.0754888829226" calcext:value-type="float">
            <text:p>8,075489</text:p>
          </table:table-cell>
          <table:table-cell office:value-type="float" office:value="20.730845411783" calcext:value-type="float">
            <text:p>20,730845</text:p>
          </table:table-cell>
          <table:table-cell office:value-type="float" office:value="-3.81232661276726" calcext:value-type="float">
            <text:p>-3,81232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6827439" calcext:value-type="float">
            <text:p>0,168274</text:p>
          </table:table-cell>
          <table:table-cell office:value-type="float" office:value="0.7260419" calcext:value-type="float">
            <text:p>0,726042</text:p>
          </table:table-cell>
          <table:table-cell office:value-type="float" office:value="0.35905821" calcext:value-type="float">
            <text:p>0,359058</text:p>
          </table:table-cell>
          <table:table-cell office:value-type="float" office:value="0.21685796" calcext:value-type="float">
            <text:p>0,216858</text:p>
          </table:table-cell>
          <table:table-cell office:value-type="float" office:value="13.5682743877205" calcext:value-type="float">
            <text:p>13,568274</text:p>
          </table:table-cell>
          <table:table-cell office:value-type="float" office:value="8.12046193128441" calcext:value-type="float">
            <text:p>8,120462</text:p>
          </table:table-cell>
          <table:table-cell office:value-type="float" office:value="20.1147982087489" calcext:value-type="float">
            <text:p>20,114798</text:p>
          </table:table-cell>
          <table:table-cell office:value-type="float" office:value="-4.5672020380923" calcext:value-type="float">
            <text:p>-4,56720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12.4" calcext:value-type="float">
            <text:p>12,400000</text:p>
          </table:table-cell>
          <table:table-cell office:value-type="float" office:value="8.09885999999999" calcext:value-type="float">
            <text:p>8,098860</text:p>
          </table:table-cell>
          <table:table-cell office:value-type="float" office:value="19.9566599999999" calcext:value-type="float">
            <text:p>19,956660</text:p>
          </table:table-cell>
          <table:table-cell office:value-type="float" office:value="-3.51239999999999" calcext:value-type="float">
            <text:p>-3,51240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8204502" calcext:value-type="float">
            <text:p>0,982045</text:p>
          </table:table-cell>
          <table:table-cell office:value-type="float" office:value="0.14936842" calcext:value-type="float">
            <text:p>0,149368</text:p>
          </table:table-cell>
          <table:table-cell office:value-type="float" office:value="0.48691962" calcext:value-type="float">
            <text:p>0,486920</text:p>
          </table:table-cell>
          <table:table-cell office:value-type="float" office:value="0.43830215" calcext:value-type="float">
            <text:p>0,438302</text:p>
          </table:table-cell>
          <table:table-cell office:value-type="float" office:value="22.382045020797" calcext:value-type="float">
            <text:p>22,382045</text:p>
          </table:table-cell>
          <table:table-cell office:value-type="float" office:value="10.7158084234" calcext:value-type="float">
            <text:p>10,715808</text:p>
          </table:table-cell>
          <table:table-cell office:value-type="float" office:value="22.8975996182748" calcext:value-type="float">
            <text:p>22,897600</text:p>
          </table:table-cell>
          <table:table-cell office:value-type="float" office:value="-5.3700978482755" calcext:value-type="float">
            <text:p>-5,37009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21.2" calcext:value-type="float">
            <text:p>21,200000</text:p>
          </table:table-cell>
          <table:table-cell office:value-type="float" office:value="10.53824" calcext:value-type="float">
            <text:p>10,538240</text:p>
          </table:table-cell>
          <table:table-cell office:value-type="float" office:value="22.2598599999998" calcext:value-type="float">
            <text:p>22,259860</text:p>
          </table:table-cell>
          <table:table-cell office:value-type="float" office:value="-4.89829999999996" calcext:value-type="float">
            <text:p>-4,8983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5064407" calcext:value-type="float">
            <text:p>0,450644</text:p>
          </table:table-cell>
          <table:table-cell office:value-type="float" office:value="0.83755478" calcext:value-type="float">
            <text:p>0,837555</text:p>
          </table:table-cell>
          <table:table-cell office:value-type="float" office:value="0.64320644" calcext:value-type="float">
            <text:p>0,643206</text:p>
          </table:table-cell>
          <table:table-cell office:value-type="float" office:value="0.58458304" calcext:value-type="float">
            <text:p>0,584583</text:p>
          </table:table-cell>
          <table:table-cell office:value-type="float" office:value="27.8506440669912" calcext:value-type="float">
            <text:p>27,850644</text:p>
          </table:table-cell>
          <table:table-cell office:value-type="float" office:value="13.1365147825457" calcext:value-type="float">
            <text:p>13,136515</text:p>
          </table:table-cell>
          <table:table-cell office:value-type="float" office:value="24.20556643569" calcext:value-type="float">
            <text:p>24,205566</text:p>
          </table:table-cell>
          <table:table-cell office:value-type="float" office:value="-6.235976959217" calcext:value-type="float">
            <text:p>-6,235977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27.5999999999999" calcext:value-type="float">
            <text:p>27,600000</text:p>
          </table:table-cell>
          <table:table-cell office:value-type="float" office:value="12.20982" calcext:value-type="float">
            <text:p>12,209820</text:p>
          </table:table-cell>
          <table:table-cell office:value-type="float" office:value="23.9823399999997" calcext:value-type="float">
            <text:p>23,982340</text:p>
          </table:table-cell>
          <table:table-cell office:value-type="float" office:value="-6.15857999999998" calcext:value-type="float">
            <text:p>-6,15858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815707" calcext:value-type="float">
            <text:p>0,288157</text:p>
          </table:table-cell>
          <table:table-cell office:value-type="float" office:value="0.1324226" calcext:value-type="float">
            <text:p>0,132423</text:p>
          </table:table-cell>
          <table:table-cell office:value-type="float" office:value="0.11325876" calcext:value-type="float">
            <text:p>0,113259</text:p>
          </table:table-cell>
          <table:table-cell office:value-type="float" office:value="0.84671618" calcext:value-type="float">
            <text:p>0,846716</text:p>
          </table:table-cell>
          <table:table-cell office:value-type="float" office:value="30.4881570654394" calcext:value-type="float">
            <text:p>30,488157</text:p>
          </table:table-cell>
          <table:table-cell office:value-type="float" office:value="15.5249026034936" calcext:value-type="float">
            <text:p>15,524903</text:p>
          </table:table-cell>
          <table:table-cell office:value-type="float" office:value="24.7740187616143" calcext:value-type="float">
            <text:p>24,774019</text:p>
          </table:table-cell>
          <table:table-cell office:value-type="float" office:value="-7.29882381973911" calcext:value-type="float">
            <text:p>-7,29882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31.1999999999999" calcext:value-type="float">
            <text:p>31,200000</text:p>
          </table:table-cell>
          <table:table-cell office:value-type="float" office:value="15.90922" calcext:value-type="float">
            <text:p>15,909220</text:p>
          </table:table-cell>
          <table:table-cell office:value-type="float" office:value="25.1497599999996" calcext:value-type="float">
            <text:p>25,149760</text:p>
          </table:table-cell>
          <table:table-cell office:value-type="float" office:value="-7.46145999999999" calcext:value-type="float">
            <text:p>-7,46146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31.1999999999999" calcext:value-type="float">
            <text:p>31,200000</text:p>
          </table:table-cell>
          <table:table-cell office:value-type="float" office:value="15.90922" calcext:value-type="float">
            <text:p>15,909220</text:p>
          </table:table-cell>
          <table:table-cell office:value-type="float" office:value="25.1497599999996" calcext:value-type="float">
            <text:p>25,149760</text:p>
          </table:table-cell>
          <table:table-cell office:value-type="float" office:value="-7.46145999999999" calcext:value-type="float">
            <text:p>-7,46146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0" loext:min-decimal-places="0" number:min-integer-digits="9" number:grouping="true"/>
    </number:number-style>
    <number:number-style style:name="N109">
      <number:number number:decimal-places="0" loext:min-decimal-places="0" number:min-integer-digits="7" number:grouping="true"/>
    </number:number-style>
    <number:number-style style:name="N110">
      <number:number number:decimal-places="0" loext:min-decimal-places="0" number:min-integer-digits="7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4:55:18.297544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2:25:57.597041168</meta:creation-date>
    <dc:date>2019-11-02T15:01:00.326943711</dc:date>
    <meta:editing-duration>PT45M34S</meta:editing-duration>
    <meta:editing-cycles>7</meta:editing-cycles>
    <meta:generator>LibreOffice/6.0.7.3$Linux_X86_64 LibreOffice_project/00m0$Build-3</meta:generator>
    <meta:document-statistic meta:table-count="1" meta:cell-count="134" meta:object-count="0"/>
  </office:meta>
</office:document-meta>
</file>